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icsChainedSegment.getName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ChainedSegment.GraphicsChainedSegm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ChainedSegment.getOrde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ChainedSegment.writeToStream( OutputStream 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GraphicsChainedSegment.get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ChainedSeg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ChainedSegment.GraphicsChainedSegment( String name , byte [ ] predecessorName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